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675cm" fo:min-width="3.462cm"/>
    </style:style>
    <style:style style:name="gr2" style:family="graphic" style:parent-style-name="standard">
      <style:graphic-properties draw:fill-color="#ffc0cb" draw:textarea-horizontal-align="justify" draw:textarea-vertical-align="top" draw:auto-grow-height="false" fo:min-height="2.493cm" fo:min-width="2.751cm"/>
    </style:style>
    <style:style style:name="gr3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675cm" fo:min-width="4.174cm"/>
    </style:style>
    <style:style style:name="gr4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675cm" fo:min-width="4.631cm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6" style:family="graphic" style:parent-style-name="standard">
      <style:graphic-properties draw:fill-color="#87ceeb" draw:textarea-horizontal-align="justify" draw:textarea-vertical-align="top" draw:auto-grow-height="false" fo:min-height="2.493cm" fo:min-width="2.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0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gr15" style:family="graphic" style:parent-style-name="standard">
      <style:graphic-properties draw:stroke="dash" draw:stroke-dash="Fine_20_Dashed" draw:textarea-horizontal-align="justify" draw:textarea-vertical-align="middle" draw:auto-grow-height="false" fo:min-height="1.032cm" fo:min-width="1.075cm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1.926cm" fo:min-width="0cm"/>
    </style:style>
    <style:style style:name="gr17" style:family="graphic" style:parent-style-name="standard">
      <style:graphic-properties draw:marker-end="" draw:fill="none" draw:textarea-vertical-align="middle" draw:auto-grow-height="false" fo:min-height="1.58cm" fo:min-width="0cm"/>
    </style:style>
    <style:style style:name="gr1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48cm" fo:min-width="0cm"/>
    </style:style>
    <style:style style:name="gr19" style:family="graphic" style:parent-style-name="standard">
      <style:graphic-properties draw:fill-color="#cccccc" draw:textarea-horizontal-align="justify" draw:textarea-vertical-align="top" draw:auto-grow-height="false" fo:min-height="4.118cm" fo:min-width="3.666cm"/>
    </style:style>
    <style:style style:name="gr20" style:family="graphic" style:parent-style-name="standard">
      <style:graphic-properties draw:stroke="dash" draw:stroke-dash="Fine_20_Dashed" draw:textarea-horizontal-align="justify" draw:textarea-vertical-align="middle" draw:auto-grow-height="false" fo:min-height="0.258cm" fo:min-width="1.735cm"/>
    </style:style>
    <style:style style:name="gr21" style:family="graphic" style:parent-style-name="standard">
      <style:graphic-properties draw:stroke="none" draw:fill="none" fo:min-height="0.357cm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c0cb"/>
      <style:paragraph-properties fo:text-align="center"/>
    </style:style>
    <style:style style:name="P4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style="italic" style:font-size-asian="10pt" style:font-size-complex="10pt"/>
    </style:style>
    <style:style style:name="P6" style:family="paragraph">
      <loext:graphic-properties draw:fill-color="#87cee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925cm" svg:x="5.865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1cm" svg:height="2.743cm" svg:x="6.1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74cm" svg:height="7.925cm" svg:x="10.424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131cm" svg:height="7.925cm" svg:x="0.075cm" svg:y="0.051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032cm" svg:height="0.61cm" svg:x="6.744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2.743cm" svg:x="6.248cm" svg:y="4.618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2.032cm" svg:height="0.61cm" svg:x="6.744cm" svg:y="5.3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032cm" svg:height="0.61cm" svg:x="6.744cm" svg:y="6.2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032cm" svg:height="0.61cm" svg:x="6.744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692cm" svg:x1="4.572cm" svg:y1="7.054cm" svg:x2="6.744cm" svg:y2="2.367cm" draw:start-shape="id1" draw:start-glue-point="7" draw:end-shape="id2" draw:end-glue-point="3" svg:d="M4572 7054h394v-4687h1778" svg:viewBox="0 0 2173 4688">
          <text:p/>
        </draw:connector>
        <draw:connector draw:style-name="gr7" draw:text-style-name="P1" draw:layer="layout" draw:line-skew="-0.514cm" svg:x1="4.572cm" svg:y1="7.2cm" svg:x2="6.744cm" svg:y2="3.229cm" draw:start-shape="id1" draw:start-glue-point="6" draw:end-shape="id3" draw:end-glue-point="3" svg:d="M4572 7200h572v-3971h1600" svg:viewBox="0 0 2173 3972">
          <text:p/>
        </draw:connector>
        <draw:connector draw:style-name="gr7" draw:text-style-name="P1" draw:layer="layout" draw:line-skew="-0.21cm" svg:x1="4.572cm" svg:y1="7.418cm" svg:x2="6.744cm" svg:y2="5.692cm" draw:start-shape="id1" draw:start-glue-point="5" draw:end-shape="id4" svg:d="M4572 7418h876v-1726h1296" svg:viewBox="0 0 2173 1727">
          <text:p/>
        </draw:connector>
        <draw:connector draw:style-name="gr7" draw:text-style-name="P1" draw:layer="layout" svg:x1="4.572cm" svg:y1="7.636cm" svg:x2="6.744cm" svg:y2="6.552cm" draw:start-shape="id1" draw:start-glue-point="4" draw:end-shape="id5" svg:d="M4572 7636h1086v-1084h1086" svg:viewBox="0 0 2173 1085">
          <text:p/>
        </draw:connector>
        <draw:custom-shape draw:style-name="gr8" draw:text-style-name="P1" xml:id="id6" draw:id="id6" draw:layer="layout" svg:width="2.904cm" svg:height="0.66cm" svg:x="10.938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467cm" svg:x1="8.776cm" svg:y1="2.367cm" svg:x2="10.938cm" svg:y2="1.76cm" draw:start-shape="id2" draw:start-glue-point="1" draw:end-shape="id6" draw:end-glue-point="13" svg:d="M8776 2367h614v-607h1548" svg:viewBox="0 0 2163 608">
          <text:p/>
        </draw:connector>
        <draw:connector draw:style-name="gr7" draw:text-style-name="P1" draw:layer="layout" draw:line-skew="-0.242cm" svg:x1="8.776cm" svg:y1="3.229cm" svg:x2="10.953cm" svg:y2="1.922cm" draw:start-shape="id3" draw:start-glue-point="1" draw:end-shape="id6" draw:end-glue-point="14" svg:d="M8776 3229h839v-1307h1338" svg:viewBox="0 0 2178 1308">
          <text:p/>
        </draw:connector>
        <draw:connector draw:style-name="gr7" draw:text-style-name="P1" draw:layer="layout" draw:line-skew="0.012cm" svg:x1="8.776cm" svg:y1="5.692cm" svg:x2="10.938cm" svg:y2="2.084cm" draw:start-shape="id4" draw:start-glue-point="1" draw:end-shape="id6" draw:end-glue-point="15" svg:d="M8776 5692h1093v-3608h1069" svg:viewBox="0 0 2163 3609">
          <text:p/>
        </draw:connector>
        <draw:connector draw:style-name="gr7" draw:text-style-name="P1" draw:layer="layout" draw:line-skew="0.368cm" svg:x1="8.776cm" svg:y1="6.552cm" svg:x2="10.953cm" svg:y2="2.246cm" draw:start-shape="id5" draw:start-glue-point="1" draw:end-shape="id6" draw:end-glue-point="16" svg:d="M8776 6552h1449v-4306h728" svg:viewBox="0 0 2178 4307">
          <text:p/>
        </draw:connector>
        <draw:custom-shape draw:style-name="gr9" draw:text-style-name="P1" xml:id="id7" draw:id="id7" draw:layer="layout" svg:width="3.138cm" svg:height="0.661cm" svg:x="11.212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087cm" svg:x1="12.39cm" svg:y1="2.344cm" svg:x2="12.781cm" svg:y2="2.911cm" draw:start-shape="id6" draw:start-glue-point="2" draw:end-shape="id7" draw:end-glue-point="0" svg:d="M12390 2344v196h391v371" svg:viewBox="0 0 392 568">
          <text:p/>
        </draw:connector>
        <draw:connector draw:style-name="gr7" draw:text-style-name="P1" draw:layer="layout" draw:line-skew="-0.082cm" svg:x1="12.781cm" svg:y1="3.572cm" svg:x2="13.108cm" svg:y2="4.111cm" draw:start-shape="id7" draw:start-glue-point="2" draw:end-shape="id8" draw:end-glue-point="0" svg:d="M12781 3572v187h327v352" svg:viewBox="0 0 328 540">
          <text:p/>
        </draw:connector>
        <draw:line draw:style-name="gr10" draw:text-style-name="P7" draw:layer="layout" svg:x1="0.126cm" svg:y1="0.887cm" svg:x2="5.206cm" svg:y2="0.887cm">
          <text:p/>
        </draw:line>
        <draw:line draw:style-name="gr10" draw:text-style-name="P7" draw:layer="layout" svg:x1="5.867cm" svg:y1="0.792cm" svg:x2="9.829cm" svg:y2="0.792cm">
          <text:p/>
        </draw:line>
        <draw:line draw:style-name="gr10" draw:text-style-name="P7" draw:layer="layout" svg:x1="10.424cm" svg:y1="0.792cm" svg:x2="15.098cm" svg:y2="0.792cm">
          <text:p/>
        </draw:line>
        <draw:custom-shape draw:style-name="gr11" draw:text-style-name="P1" xml:id="id8" draw:id="id8" draw:layer="layout" svg:width="2.992cm" svg:height="0.661cm" svg:x="11.612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85cm" svg:height="0.569cm" svg:x="13.138cm" svg:y="5.261cm">
          <draw:text-box>
            <text:p><text:span text:style-name="T3">SNPs tables</text:span></text:p>
          </draw:text-box>
        </draw:frame>
        <draw:frame draw:style-name="gr12" draw:text-style-name="P8" draw:layer="layout" svg:width="2.968cm" svg:height="0.569cm" svg:x="12.628cm" svg:y="5.691cm">
          <draw:text-box>
            <text:p><text:span text:style-name="T3">Shared SNPs</text:span></text:p>
          </draw:text-box>
        </draw:frame>
        <draw:frame draw:style-name="gr13" draw:text-style-name="P8" draw:layer="layout" svg:width="3.128cm" svg:height="0.645cm" svg:x="11.73cm" svg:y="6.622cm">
          <draw:text-box>
            <text:p><text:span text:style-name="T3">Associations</text:span></text:p>
          </draw:text-box>
        </draw:frame>
        <draw:line draw:style-name="gr14" draw:text-style-name="P7" draw:layer="layout" svg:x1="12.148cm" svg:y1="4.733cm" svg:x2="12.148cm" svg:y2="6.663cm">
          <text:p/>
        </draw:line>
        <draw:line draw:style-name="gr14" draw:text-style-name="P7" draw:layer="layout" svg:x1="12.577cm" svg:y1="4.752cm" svg:x2="12.567cm" svg:y2="6.225cm">
          <text:p/>
        </draw:line>
        <draw:line draw:style-name="gr14" draw:text-style-name="P7" draw:layer="layout" svg:x1="12.973cm" svg:y1="4.784cm" svg:x2="12.962cm" svg:y2="5.799cm">
          <text:p/>
        </draw:line>
        <draw:line draw:style-name="gr14" draw:text-style-name="P7" draw:layer="layout" svg:x1="13.482cm" svg:y1="4.832cm" svg:x2="13.482cm" svg:y2="5.39cm">
          <text:p/>
        </draw:line>
        <draw:frame draw:style-name="gr13" draw:text-style-name="P8" draw:layer="layout" svg:width="2.632cm" svg:height="0.645cm" svg:x="12.218cm" svg:y="6.134cm">
          <draw:text-box>
            <text:p><text:span text:style-name="T3">SNPs profiles</text:span></text:p>
          </draw:text-box>
        </draw:frame>
        <draw:custom-shape draw:style-name="gr15" draw:text-style-name="P9" xml:id="id9" draw:id="id9" draw:layer="layout" svg:width="1.575cm" svg:height="1.282cm" svg:x="0.304cm" svg:y="1.076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4">Reading</text:span></text:p>
          <text:p text:style-name="P1"><text:span text:style-name="T4">Config</text:span></text:p>
          <text:p text:style-name="P1"><text:span text:style-name="T4"><text:s/></text:span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122cm" svg:height="2.176cm" svg:x="2.066cm" svg:y="0.915cm">
          <draw:text-box>
            <text:p><text:span text:style-name="T5">Genotype file</text:span></text:p>
            <text:p><text:span text:style-name="T5">Phenotype file</text:span></text:p>
            <text:p><text:span text:style-name="T5">GWAS model</text:span></text:p>
            <text:p><text:span text:style-name="T5">Significance</text:span></text:p>
            <text:p><text:span text:style-name="T5">Correction</text:span></text:p>
            <text:p><text:span text:style-name="T5">N associations</text:span></text:p>
            <text:p><text:span text:style-name="T5">QC filters</text:span></text:p>
          </draw:text-box>
        </draw:frame>
        <draw:custom-shape draw:style-name="gr17" draw:text-style-name="P7" draw:layer="layout" svg:width="0.457cm" svg:height="1.93cm" svg:x="1.833cm" svg:y="1.02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1" draw:layer="layout" draw:line-skew="-0.013cm" svg:x1="1.091cm" svg:y1="2.358cm" svg:x2="1.701cm" svg:y2="3.358cm" draw:start-shape="id9" draw:start-glue-point="2" draw:end-shape="id10" draw:end-glue-point="4" svg:d="M1091 2358v487h610v513" svg:viewBox="0 0 611 1001">
          <text:p/>
        </draw:connector>
        <draw:line draw:style-name="gr14" draw:text-style-name="P7" draw:layer="layout" svg:x1="11.748cm" svg:y1="4.733cm" svg:x2="11.748cm" svg:y2="7.171cm">
          <text:p/>
        </draw:line>
        <draw:frame draw:style-name="gr18" draw:text-style-name="P8" draw:layer="layout" svg:width="3.274cm" svg:height="0.598cm" svg:x="11.33cm" svg:y="7.123cm">
          <draw:text-box>
            <text:p><text:span text:style-name="T3">Shared chromosomes</text:span></text:p>
          </draw:text-box>
        </draw:frame>
        <draw:custom-shape draw:style-name="gr19" draw:text-style-name="P11" xml:id="id1" draw:id="id1" draw:layer="layout" svg:width="4.166cm" svg:height="4.368cm" svg:x="0.406cm" svg:y="3.406cm">
          <draw:glue-point draw:id="4" svg:x="5.001cm" svg:y="4.685cm"/>
          <draw:glue-point draw:id="5" svg:x="5.001cm" svg:y="4.186cm"/>
          <draw:glue-point draw:id="6" svg:x="5.001cm" svg:y="3.687cm"/>
          <draw:glue-point draw:id="7" svg:x="5.001cm" svg:y="3.353cm"/>
          <draw:glue-point draw:id="8" svg:x="5.001cm" svg:y="3.018cm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1" draw:id="id11" draw:layer="layout" svg:width="2.235cm" svg:height="0.508cm" svg:x="1.086cm" svg:y="5.11cm">
          <text:p text:style-name="P1"><text:span text:style-name="T2">Clean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2" draw:id="id12" draw:layer="layout" svg:width="2.235cm" svg:height="0.508cm" svg:x="1.393cm" svg:y="6.093cm"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3" draw:id="id13" draw:layer="layout" svg:width="2.235cm" svg:height="0.508cm" svg:x="1.749cm" svg:y="7.055cm">
          <text:p text:style-name="P1"><text:span text:style-name="T2">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082cm" svg:x1="2.203cm" svg:y1="5.618cm" svg:x2="2.51cm" svg:y2="6.093cm" draw:start-shape="id11" draw:start-glue-point="2" draw:end-shape="id12" draw:end-glue-point="0" svg:d="M2203 5618v156h307v319" svg:viewBox="0 0 308 476">
          <text:p/>
        </draw:connector>
        <draw:connector draw:style-name="gr7" draw:text-style-name="P1" draw:layer="layout" draw:line-skew="-0.102cm" svg:x1="2.51cm" svg:y1="6.601cm" svg:x2="2.866cm" svg:y2="7.055cm" draw:start-shape="id12" draw:start-glue-point="2" draw:end-shape="id13" draw:end-glue-point="0" svg:d="M2510 6601v125h356v329" svg:viewBox="0 0 357 455">
          <text:p/>
        </draw:connector>
        <draw:frame draw:style-name="gr21" draw:text-style-name="P12" xml:id="id10" draw:id="id10" draw:layer="layout" svg:width="4.217cm" svg:height="0.725cm" svg:x="0.355cm" svg:y="3.357cm">
          <draw:text-box>
            <text:p><text:span text:style-name="T6">Data </text:span><text:span text:style-name="T6">preprocessing</text:span></text:p>
          </draw:text-box>
          <draw:glue-point draw:id="4" svg:x="-1.808cm" svg:y="-4.993cm"/>
        </draw:frame>
        <draw:custom-shape draw:style-name="gr20" draw:text-style-name="P5" xml:id="id14" draw:id="id14" draw:layer="layout" svg:width="2.235cm" svg:height="0.508cm" svg:x="0.916cm" svg:y="4.175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141cm" svg:x1="2.033cm" svg:y1="4.683cm" svg:x2="2.203cm" svg:y2="5.11cm" draw:start-shape="id14" draw:start-glue-point="2" draw:end-shape="id11" draw:end-glue-point="0" svg:d="M2033 4683v73h170v354" svg:viewBox="0 0 171 4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8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5-18T20:45:47.506371835</dc:date>
    <meta:editing-duration>PT4H20M57S</meta:editing-duration>
    <meta:editing-cycles>65</meta:editing-cycles>
    <meta:generator>LibreOffice/6.0.7.3$Linux_X86_64 LibreOffice_project/00m0$Build-3</meta:generator>
    <meta:document-statistic meta:object-count="48"/>
  </office:meta>
</office:document-meta>
</file>